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0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44:Sheet1.L68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visibility="collapse" table:default-cell-style-name="Default"/>
        <table:table-column table:style-name="co5" table:default-cell-style-name="ce1"/>
        <table:table-column table:style-name="co4" table:number-columns-repeated="11" table:default-cell-style-name="Default"/>
        <table:table-row table:style-name="ro1">
          <table:table-cell office:value-type="string">
            <text:p>Depth</text:p>
          </table:table-cell>
          <table:table-cell office:value-type="string">
            <text:p>Raw</text:p>
          </table:table-cell>
          <table:table-cell office:value-type="string">
            <text:p>Milone</text:p>
          </table:table-cell>
          <table:table-cell/>
          <table:table-cell office:value-type="string">
            <text:p>Mult </text:p>
          </table:table-cell>
          <table:table-cell office:value-type="string">
            <text:p><text:s/>= Offset</text:p>
          </table:table-cell>
          <table:table-cell>
            <draw:frame table:end-cell-address="Sheet1.N19" table:end-x="0.0894in" table:end-y="0.0665in" draw:z-index="0" draw:style-name="gr1" draw:text-style-name="P1" svg:width="6.3in" svg:height="3.2665in" svg:x="0.0126in" svg:y="0.0004in">
              <draw:object draw:notify-on-update-of-ranges="Sheet1.B2:Sheet1.B20 Sheet1.B1:Sheet1.B1 Sheet1.A2:Sheet1.A20 Sheet1.B2:Sheet1.B20 Sheet1.C1:Sheet1.C1 Sheet1.C2:Sheet1.C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table:formula="of:=8*(1-(1024-[.B2])/(1024-349))" office:value-type="float" office:value="0">
            <text:p>0.000</text:p>
          </table:table-cell>
          <table:table-cell/>
          <table:table-cell office:value-type="float" office:value="0.001468">
            <text:p>0.001</text:p>
          </table:table-cell>
          <table:table-cell office:value-type="float" office:value="-0.503">
            <text:p>-0.503</text:p>
          </table:table-cell>
          <table:table-cell table:number-columns-repeated="10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349">
            <text:p>349</text:p>
          </table:table-cell>
          <table:table-cell table:formula="of:=8*(1-(1024-[.B3])/(1024-349))" office:value-type="float" office:value="0">
            <text:p>0.000</text:p>
          </table:table-cell>
          <table:table-cell table:number-columns-repeated="1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349">
            <text:p>349</text:p>
          </table:table-cell>
          <table:table-cell table:formula="of:=8*(1-(1024-[.B4])/(1024-349))" office:value-type="float" office:value="0">
            <text:p>0.000</text:p>
          </table:table-cell>
          <table:table-cell table:number-columns-repeated="1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367">
            <text:p>367</text:p>
          </table:table-cell>
          <table:table-cell table:formula="of:=8*(1-(1024-[.B5])/(1024-349))" office:value-type="float" office:value="0.213333333333333">
            <text:p>0.213</text:p>
          </table:table-cell>
          <table:table-cell table:number-columns-repeated="13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391">
            <text:p>391</text:p>
          </table:table-cell>
          <table:table-cell table:formula="of:=8*(1-(1024-[.B6])/(1024-349))" office:value-type="float" office:value="0.497777777777777">
            <text:p>0.498</text:p>
          </table:table-cell>
          <table:table-cell table:number-columns-repeated="13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417">
            <text:p>417</text:p>
          </table:table-cell>
          <table:table-cell table:formula="of:=8*(1-(1024-[.B7])/(1024-349))" office:value-type="float" office:value="0.805925925925926">
            <text:p>0.806</text:p>
          </table:table-cell>
          <table:table-cell table:number-columns-repeated="13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441">
            <text:p>441</text:p>
          </table:table-cell>
          <table:table-cell table:formula="of:=8*(1-(1024-[.B8])/(1024-349))" office:value-type="float" office:value="1.09037037037037">
            <text:p>1.090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1">
            <text:p>471</text:p>
          </table:table-cell>
          <table:table-cell table:formula="of:=8*(1-(1024-[.B9])/(1024-349))" office:value-type="float" office:value="1.44592592592593">
            <text:p>1.446</text:p>
          </table:table-cell>
          <table:table-cell table:number-columns-repeated="13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99">
            <text:p>499</text:p>
          </table:table-cell>
          <table:table-cell table:formula="of:=8*(1-(1024-[.B10])/(1024-349))" office:value-type="float" office:value="1.77777777777778">
            <text:p>1.778</text:p>
          </table:table-cell>
          <table:table-cell table:number-columns-repeated="13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528">
            <text:p>528</text:p>
          </table:table-cell>
          <table:table-cell table:formula="of:=8*(1-(1024-[.B11])/(1024-349))" office:value-type="float" office:value="2.12148148148148">
            <text:p>2.121</text:p>
          </table:table-cell>
          <table:table-cell table:number-columns-repeated="13"/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565">
            <text:p>565</text:p>
          </table:table-cell>
          <table:table-cell table:formula="of:=8*(1-(1024-[.B12])/(1024-349))" office:value-type="float" office:value="2.56">
            <text:p>2.560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2">
            <text:p>612</text:p>
          </table:table-cell>
          <table:table-cell table:formula="of:=8*(1-(1024-[.B13])/(1024-349))" office:value-type="float" office:value="3.11703703703704">
            <text:p>3.117</text:p>
          </table:table-cell>
          <table:table-cell table:number-columns-repeated="13"/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692">
            <text:p>692</text:p>
          </table:table-cell>
          <table:table-cell table:formula="of:=8*(1-(1024-[.B14])/(1024-349))" office:value-type="float" office:value="4.06518518518519">
            <text:p>4.065</text:p>
          </table:table-cell>
          <table:table-cell table:number-columns-repeated="13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734">
            <text:p>734</text:p>
          </table:table-cell>
          <table:table-cell table:formula="of:=8*(1-(1024-[.B15])/(1024-349))" office:value-type="float" office:value="4.56296296296296">
            <text:p>4.563</text:p>
          </table:table-cell>
          <table:table-cell table:number-columns-repeated="13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788">
            <text:p>788</text:p>
          </table:table-cell>
          <table:table-cell table:formula="of:=8*(1-(1024-[.B16])/(1024-349))" office:value-type="float" office:value="5.20296296296296">
            <text:p>5.203</text:p>
          </table:table-cell>
          <table:table-cell table:number-columns-repeated="13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825">
            <text:p>825</text:p>
          </table:table-cell>
          <table:table-cell table:formula="of:=8*(1-(1024-[.B17])/(1024-349))" office:value-type="float" office:value="5.64148148148148">
            <text:p>5.641</text:p>
          </table:table-cell>
          <table:table-cell table:number-columns-repeated="13"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859">
            <text:p>859</text:p>
          </table:table-cell>
          <table:table-cell table:formula="of:=8*(1-(1024-[.B18])/(1024-349))" office:value-type="float" office:value="6.04444444444444">
            <text:p>6.044</text:p>
          </table:table-cell>
          <table:table-cell table:number-columns-repeated="13"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965">
            <text:p>965</text:p>
          </table:table-cell>
          <table:table-cell table:formula="of:=8*(1-(1024-[.B19])/(1024-349))" office:value-type="float" office:value="7.30074074074074">
            <text:p>7.301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table:formula="of:=8*(1-(1024-[.B20])/(1024-349))" office:value-type="float" office:value="8">
            <text:p>8.000</text:p>
          </table:table-cell>
          <table:table-cell table:number-columns-repeated="13"/>
        </table:table-row>
        <table:table-row table:style-name="ro1">
          <table:table-cell table:number-columns-repeated="13"/>
          <table:table-cell>
            <draw:frame table:end-cell-address="Sheet1.U41" table:end-x="0.2776in" table:end-y="0.1421in" draw:z-index="1" draw:style-name="gr1" draw:text-style-name="P1" svg:width="6.3in" svg:height="3.5378in" svg:x="0.2008in" svg:y="0.1606in">
              <draw:object draw:notify-on-update-of-ranges="Sheet1.B23:Sheet1.B39 Sheet1.B22:Sheet1.B22 Sheet1.A23:Sheet1.A39 Sheet1.C23:Sheet1.C39 Sheet1.C22:Sheet1.C22 Sheet1.A23:Sheet1.A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Depth</text:p>
          </table:table-cell>
          <table:table-cell office:value-type="string">
            <text:p>Volt</text:p>
          </table:table-cell>
          <table:table-cell office:value-type="string">
            <text:p>ADC</text:p>
          </table:table-cell>
          <table:table-cell office:value-type="string">
            <text:p>ADC Offset</text:p>
          </table:table-cell>
          <table:table-cell table:number-columns-repeated="2"/>
          <table:table-cell office:value-type="string">
            <text:p>calc R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350">
            <text:p>350.000</text:p>
          </table:table-cell>
          <table:table-cell table:style-name="ce1" table:formula="of:=[.C23]/1024-[.B23]/1000" office:value-type="float" office:value="0.010796875">
            <text:p>0.011</text:p>
          </table:table-cell>
          <table:table-cell/>
          <table:table-cell table:style-name="ce2" table:formula="of:=(5-[.C23]/1024)*100/([.C23]/1024)" office:value-type="float" office:value="1362.85714285714">
            <text:p>1362.9</text:p>
          </table:table-cell>
          <table:table-cell table:style-name="ce2" table:formula="of:=500*1024/[.C23]-100" office:value-type="float" office:value="1362.85714285714">
            <text:p>1362.9</text:p>
          </table:table-cell>
          <table:table-cell table:number-columns-repeated="9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331">
            <text:p>331</text:p>
          </table:table-cell>
          <table:table-cell office:value-type="float" office:value="350">
            <text:p>350.000</text:p>
          </table:table-cell>
          <table:table-cell table:style-name="ce1" table:formula="of:=[.C24]/1024-[.B24]/1000" office:value-type="float" office:value="0.010796875">
            <text:p>0.011</text:p>
          </table:table-cell>
          <table:table-cell/>
          <table:table-cell table:style-name="ce2" table:formula="of:=(5-[.C24]/1024)*100/([.C24]/1024)" office:value-type="float" office:value="1362.85714285714">
            <text:p>1362.9</text:p>
          </table:table-cell>
          <table:table-cell table:style-name="ce2" table:formula="of:=500*1024/[.C24]-100" office:value-type="float" office:value="1362.85714285714">
            <text:p>1362.9</text:p>
          </table:table-cell>
          <table:table-cell table:number-columns-repeated="9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331">
            <text:p>331</text:p>
          </table:table-cell>
          <table:table-cell office:value-type="float" office:value="350">
            <text:p>350.000</text:p>
          </table:table-cell>
          <table:table-cell table:style-name="ce1" table:formula="of:=[.C25]/1024-[.B25]/1000" office:value-type="float" office:value="0.010796875">
            <text:p>0.011</text:p>
          </table:table-cell>
          <table:table-cell/>
          <table:table-cell table:style-name="ce2" table:formula="of:=(5-[.C25]/1024)*100/([.C25]/1024)" office:value-type="float" office:value="1362.85714285714">
            <text:p>1362.9</text:p>
          </table:table-cell>
          <table:table-cell table:style-name="ce2" table:formula="of:=500*1024/[.C25]-100" office:value-type="float" office:value="1362.85714285714">
            <text:p>1362.9</text:p>
          </table:table-cell>
          <table:table-cell table:number-columns-repeated="9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331">
            <text:p>331</text:p>
          </table:table-cell>
          <table:table-cell office:value-type="float" office:value="350">
            <text:p>350.000</text:p>
          </table:table-cell>
          <table:table-cell table:style-name="ce1" table:formula="of:=[.C26]/1024-[.B26]/1000" office:value-type="float" office:value="0.010796875">
            <text:p>0.011</text:p>
          </table:table-cell>
          <table:table-cell/>
          <table:table-cell table:style-name="ce2" table:formula="of:=(5-[.C26]/1024)*100/([.C26]/1024)" office:value-type="float" office:value="1362.85714285714">
            <text:p>1362.9</text:p>
          </table:table-cell>
          <table:table-cell table:style-name="ce2" table:formula="of:=500*1024/[.C26]-100" office:value-type="float" office:value="1362.85714285714">
            <text:p>1362.9</text:p>
          </table:table-cell>
          <table:table-cell table:number-columns-repeated="9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371">
            <text:p>371</text:p>
          </table:table-cell>
          <table:table-cell office:value-type="float" office:value="390">
            <text:p>390.000</text:p>
          </table:table-cell>
          <table:table-cell table:style-name="ce1" table:formula="of:=[.C27]/1024-[.B27]/1000" office:value-type="float" office:value="0.009859375">
            <text:p>0.010</text:p>
          </table:table-cell>
          <table:table-cell/>
          <table:table-cell table:style-name="ce2" table:formula="of:=(5-[.C27]/1024)*100/([.C27]/1024)" office:value-type="float" office:value="1212.82051282051">
            <text:p>1212.8</text:p>
          </table:table-cell>
          <table:table-cell table:style-name="ce2" table:formula="of:=500*1024/[.C27]-100" office:value-type="float" office:value="1212.82051282051">
            <text:p>1212.8</text:p>
          </table:table-cell>
          <table:table-cell table:number-columns-repeated="9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398">
            <text:p>398</text:p>
          </table:table-cell>
          <table:table-cell office:value-type="float" office:value="419">
            <text:p>419.000</text:p>
          </table:table-cell>
          <table:table-cell table:style-name="ce1" table:formula="of:=[.C28]/1024-[.B28]/1000" office:value-type="float" office:value="0.0111796875">
            <text:p>0.011</text:p>
          </table:table-cell>
          <table:table-cell/>
          <table:table-cell table:style-name="ce2" table:formula="of:=(5-[.C28]/1024)*100/([.C28]/1024)" office:value-type="float" office:value="1121.95704057279">
            <text:p>1122.0</text:p>
          </table:table-cell>
          <table:table-cell table:style-name="ce2" table:formula="of:=500*1024/[.C28]-100" office:value-type="float" office:value="1121.95704057279">
            <text:p>1122.0</text:p>
          </table:table-cell>
          <table:table-cell table:number-columns-repeated="9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419">
            <text:p>419</text:p>
          </table:table-cell>
          <table:table-cell office:value-type="float" office:value="442">
            <text:p>442.000</text:p>
          </table:table-cell>
          <table:table-cell table:style-name="ce1" table:formula="of:=[.C29]/1024-[.B29]/1000" office:value-type="float" office:value="0.012640625">
            <text:p>0.013</text:p>
          </table:table-cell>
          <table:table-cell/>
          <table:table-cell table:style-name="ce2" table:formula="of:=(5-[.C29]/1024)*100/([.C29]/1024)" office:value-type="float" office:value="1058.37104072398">
            <text:p>1058.4</text:p>
          </table:table-cell>
          <table:table-cell table:style-name="ce2" table:formula="of:=500*1024/[.C29]-100" office:value-type="float" office:value="1058.37104072398">
            <text:p>1058.4</text:p>
          </table:table-cell>
          <table:table-cell table:number-columns-repeated="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452">
            <text:p>452</text:p>
          </table:table-cell>
          <table:table-cell office:value-type="float" office:value="477">
            <text:p>477.000</text:p>
          </table:table-cell>
          <table:table-cell table:style-name="ce1" table:formula="of:=[.C30]/1024-[.B30]/1000" office:value-type="float" office:value="0.0138203125">
            <text:p>0.014</text:p>
          </table:table-cell>
          <table:table-cell/>
          <table:table-cell table:style-name="ce2" table:formula="of:=(5-[.C30]/1024)*100/([.C30]/1024)" office:value-type="float" office:value="973.375262054507">
            <text:p>973.4</text:p>
          </table:table-cell>
          <table:table-cell table:style-name="ce2" table:formula="of:=500*1024/[.C30]-100" office:value-type="float" office:value="973.375262054507">
            <text:p>973.4</text:p>
          </table:table-cell>
          <table:table-cell table:number-columns-repeated="9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487">
            <text:p>487</text:p>
          </table:table-cell>
          <table:table-cell office:value-type="float" office:value="514">
            <text:p>514.000</text:p>
          </table:table-cell>
          <table:table-cell table:style-name="ce1" table:formula="of:=[.C31]/1024-[.B31]/1000" office:value-type="float" office:value="0.014953125">
            <text:p>0.015</text:p>
          </table:table-cell>
          <table:table-cell/>
          <table:table-cell table:style-name="ce2" table:formula="of:=(5-[.C31]/1024)*100/([.C31]/1024)" office:value-type="float" office:value="896.108949416342">
            <text:p>896.1</text:p>
          </table:table-cell>
          <table:table-cell table:style-name="ce2" table:formula="of:=500*1024/[.C31]-100" office:value-type="float" office:value="896.108949416342">
            <text:p>896.1</text:p>
          </table:table-cell>
          <table:table-cell table:number-columns-repeated="9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521">
            <text:p>521</text:p>
          </table:table-cell>
          <table:table-cell office:value-type="float" office:value="553">
            <text:p>553.000</text:p>
          </table:table-cell>
          <table:table-cell table:style-name="ce1" table:formula="of:=[.C32]/1024-[.B32]/1000" office:value-type="float" office:value="0.0190390625">
            <text:p>0.019</text:p>
          </table:table-cell>
          <table:table-cell/>
          <table:table-cell table:style-name="ce2" table:formula="of:=(5-[.C32]/1024)*100/([.C32]/1024)" office:value-type="float" office:value="825.858951175407">
            <text:p>825.9</text:p>
          </table:table-cell>
          <table:table-cell table:style-name="ce2" table:formula="of:=500*1024/[.C32]-100" office:value-type="float" office:value="825.858951175407">
            <text:p>825.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0">
            <text:p>580</text:p>
          </table:table-cell>
          <table:table-cell office:value-type="float" office:value="608">
            <text:p>608.000</text:p>
          </table:table-cell>
          <table:table-cell table:style-name="ce1" table:formula="of:=[.C33]/1024-[.B33]/1000" office:value-type="float" office:value="0.01375">
            <text:p>0.014</text:p>
          </table:table-cell>
          <table:table-cell/>
          <table:table-cell table:style-name="ce2" table:formula="of:=(5-[.C33]/1024)*100/([.C33]/1024)" office:value-type="float" office:value="742.105263157895">
            <text:p>742.1</text:p>
          </table:table-cell>
          <table:table-cell table:style-name="ce2" table:formula="of:=500*1024/[.C33]-100" office:value-type="float" office:value="742.105263157895">
            <text:p>742.1</text:p>
          </table:table-cell>
          <table:table-cell table:number-columns-repeated="9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656">
            <text:p>656</text:p>
          </table:table-cell>
          <table:table-cell office:value-type="float" office:value="687">
            <text:p>687.000</text:p>
          </table:table-cell>
          <table:table-cell table:style-name="ce1" table:formula="of:=[.C34]/1024-[.B34]/1000" office:value-type="float" office:value="0.0148984375">
            <text:p>0.015</text:p>
          </table:table-cell>
          <table:table-cell/>
          <table:table-cell table:style-name="ce2" table:formula="of:=(5-[.C34]/1024)*100/([.C34]/1024)" office:value-type="float" office:value="645.269286754003">
            <text:p>645.3</text:p>
          </table:table-cell>
          <table:table-cell table:style-name="ce2" table:formula="of:=500*1024/[.C34]-100" office:value-type="float" office:value="645.269286754003">
            <text:p>645.3</text:p>
          </table:table-cell>
          <table:table-cell table:number-columns-repeated="9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714">
            <text:p>714</text:p>
          </table:table-cell>
          <table:table-cell office:value-type="float" office:value="750">
            <text:p>750.000</text:p>
          </table:table-cell>
          <table:table-cell table:style-name="ce1" table:formula="of:=[.C35]/1024-[.B35]/1000" office:value-type="float" office:value="0.018421875">
            <text:p>0.018</text:p>
          </table:table-cell>
          <table:table-cell/>
          <table:table-cell table:style-name="ce2" table:formula="of:=(5-[.C35]/1024)*100/([.C35]/1024)" office:value-type="float" office:value="582.666666666667">
            <text:p>582.7</text:p>
          </table:table-cell>
          <table:table-cell table:style-name="ce2" table:formula="of:=500*1024/[.C35]-100" office:value-type="float" office:value="582.666666666667">
            <text:p>582.7</text:p>
          </table:table-cell>
          <table:table-cell table:number-columns-repeated="9"/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770">
            <text:p>770</text:p>
          </table:table-cell>
          <table:table-cell office:value-type="float" office:value="807">
            <text:p>807.000</text:p>
          </table:table-cell>
          <table:table-cell table:style-name="ce1" table:formula="of:=[.C36]/1024-[.B36]/1000" office:value-type="float" office:value="0.0180859375">
            <text:p>0.018</text:p>
          </table:table-cell>
          <table:table-cell/>
          <table:table-cell table:style-name="ce2" table:formula="of:=(5-[.C36]/1024)*100/([.C36]/1024)" office:value-type="float" office:value="534.448574969021">
            <text:p>534.4</text:p>
          </table:table-cell>
          <table:table-cell table:style-name="ce2" table:formula="of:=500*1024/[.C36]-100" office:value-type="float" office:value="534.448574969021">
            <text:p>534.4</text:p>
          </table:table-cell>
          <table:table-cell table:number-columns-repeated="9"/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820">
            <text:p>820</text:p>
          </table:table-cell>
          <table:table-cell office:value-type="float" office:value="859">
            <text:p>859.000</text:p>
          </table:table-cell>
          <table:table-cell table:style-name="ce1" table:formula="of:=[.C37]/1024-[.B37]/1000" office:value-type="float" office:value="0.0188671875">
            <text:p>0.019</text:p>
          </table:table-cell>
          <table:table-cell/>
          <table:table-cell table:style-name="ce2" table:formula="of:=(5-[.C37]/1024)*100/([.C37]/1024)" office:value-type="float" office:value="496.04190919674">
            <text:p>496.0</text:p>
          </table:table-cell>
          <table:table-cell table:style-name="ce2" table:formula="of:=500*1024/[.C37]-100" office:value-type="float" office:value="496.04190919674">
            <text:p>496.0</text:p>
          </table:table-cell>
          <table:table-cell table:number-columns-repeated="9"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934">
            <text:p>934</text:p>
          </table:table-cell>
          <table:table-cell office:value-type="float" office:value="979">
            <text:p>979.000</text:p>
          </table:table-cell>
          <table:table-cell table:style-name="ce1" table:formula="of:=[.C38]/1024-[.B38]/1000" office:value-type="float" office:value="0.0220546874999999">
            <text:p>0.022</text:p>
          </table:table-cell>
          <table:table-cell/>
          <table:table-cell table:style-name="ce2" table:formula="of:=(5-[.C38]/1024)*100/([.C38]/1024)" office:value-type="float" office:value="422.982635342186">
            <text:p>423.0</text:p>
          </table:table-cell>
          <table:table-cell table:style-name="ce2" table:formula="of:=500*1024/[.C38]-100" office:value-type="float" office:value="422.982635342186">
            <text:p>423.0</text:p>
          </table:table-cell>
          <table:table-cell table:number-columns-repeated="9"/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999">
            <text:p>999</text:p>
          </table:table-cell>
          <table:table-cell office:value-type="float" office:value="1024">
            <text:p>1024.000</text:p>
          </table:table-cell>
          <table:table-cell table:style-name="ce1" table:formula="of:=[.C39]/1024-[.B39]/1000" office:value-type="float" office:value="0.001">
            <text:p>0.001</text:p>
          </table:table-cell>
          <table:table-cell/>
          <table:table-cell table:style-name="ce2" table:formula="of:=(5-[.C39]/1024)*100/([.C39]/1024)" office:value-type="float" office:value="400">
            <text:p>400.0</text:p>
          </table:table-cell>
          <table:table-cell table:style-name="ce2" table:formula="of:=500*1024/[.C39]-100" office:value-type="float" office:value="400">
            <text:p>400.0</text:p>
          </table:table-cell>
          <table:table-cell table:number-columns-repeated="9"/>
        </table:table-row>
        <table:table-row table:style-name="ro1">
          <table:table-cell office:value-type="string">
            <text:p>Mem</text:p>
          </table:table-cell>
          <table:table-cell office:value-type="float" office:value="1030">
            <text:p>1030</text:p>
          </table:table-cell>
          <table:table-cell office:value-type="float" office:value="1024">
            <text:p>1024.000</text:p>
          </table:table-cell>
          <table:table-cell table:formula="of:=[.C40]-[.B40]" office:value-type="float" office:value="-6">
            <text:p>-6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>
            <text:p>Alpha</text:p>
          </table:table-cell>
          <table:table-cell table:style-name="ce1" office:value-type="float" office:value="140">
            <text:p>140.000</text:p>
          </table:table-cell>
          <table:table-cell table:number-columns-repeated="14"/>
        </table:table-row>
        <table:table-row table:style-name="ro1">
          <table:table-cell office:value-type="string">
            <text:p>Depth</text:p>
          </table:table-cell>
          <table:table-cell office:value-type="string">
            <text:p>R </text:p>
          </table:table-cell>
          <table:table-cell office:value-type="string">
            <text:p>Model</text:p>
          </table:table-cell>
          <table:table-cell office:value-type="string">
            <text:p>Calc Voltage</text:p>
          </table:table-cell>
          <table:table-cell table:style-name="Default"/>
          <table:table-cell table:number-columns-repeated="10"/>
          <table:table-cell>
            <draw:frame table:end-cell-address="Sheet1.W65" table:end-x="0.1157in" table:end-y="0.0268in" draw:z-index="3" draw:style-name="gr1" draw:text-style-name="P1" svg:width="6.2988in" svg:height="3.5429in" svg:x="0.0402in" svg:y="0.0402in">
              <draw:object draw:notify-on-update-of-ranges="Sheet1.D46:Sheet1.D67 Sheet1.D45:Sheet1.D45 Sheet1.A46:Sheet1.A6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/>
          <table:table-cell table:style-name="ce1" table:formula="of:=500/([.B46]+100)" office:value-type="float" office:value="0.336473755047106">
            <text:p>0.336</text:p>
          </table:table-cell>
          <table:table-cell table:number-columns-repeated="1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386">
            <text:p>1386</text:p>
          </table:table-cell>
          <table:table-cell/>
          <table:table-cell table:style-name="ce1" table:formula="of:=500/([.B47]+100)" office:value-type="float" office:value="0.336473755047106">
            <text:p>0.336</text:p>
          </table:table-cell>
          <table:table-cell>
            <draw:frame table:end-cell-address="Sheet1.L66" table:end-x="0.3146in" table:end-y="0.1661in" draw:z-index="2" draw:style-name="gr2" draw:text-style-name="P1" svg:width="5.7138in" svg:height="3.5445in" svg:x="0.5335in" svg:y="0in">
              <draw:object draw:notify-on-update-of-ranges="Sheet1.A46:Sheet1.A67 Sheet1.B45:Sheet1.B45 Sheet1.B46:Sheet1.B67 Sheet1.A46:Sheet1.A67 Sheet1.C45:Sheet1.C45 Sheet1.C46:Sheet1.C67" xlink:href="./Object 3" xlink:type="simple" xlink:show="embed" xlink:actuate="onLoad">
                <text:p text:style-name="P1">irfanview</text:p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386">
            <text:p>1386</text:p>
          </table:table-cell>
          <table:table-cell/>
          <table:table-cell table:style-name="ce1" table:formula="of:=500/([.B48]+100)" office:value-type="float" office:value="0.336473755047106">
            <text:p>0.336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87.4">
            <text:p>1387.4</text:p>
          </table:table-cell>
          <table:table-cell table:formula="of:=1386-[.$B$44]*([.A49]-1)" office:value-type="float" office:value="1386">
            <text:p>1386.000</text:p>
          </table:table-cell>
          <table:table-cell table:style-name="ce1" table:formula="of:=500/([.B49]+100)" office:value-type="float" office:value="0.336157052574963">
            <text:p>0.336</text:p>
          </table:table-cell>
          <table:table-cell table:number-columns-repeated="1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1329">
            <text:p>1329</text:p>
          </table:table-cell>
          <table:table-cell table:formula="of:=1386-[.$B$44]*([.A50]-1)" office:value-type="float" office:value="1344">
            <text:p>1344.000</text:p>
          </table:table-cell>
          <table:table-cell table:style-name="ce1" table:formula="of:=500/([.B50]+100)" office:value-type="float" office:value="0.349895031490553">
            <text:p>0.350</text:p>
          </table:table-cell>
          <table:table-cell table:number-columns-repeated="1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221">
            <text:p>1221</text:p>
          </table:table-cell>
          <table:table-cell table:formula="of:=1386-[.$B$44]*([.A51]-1)" office:value-type="float" office:value="1288">
            <text:p>1288.000</text:p>
          </table:table-cell>
          <table:table-cell table:style-name="ce1" table:formula="of:=500/([.B51]+100)" office:value-type="float" office:value="0.378501135503407">
            <text:p>0.379</text:p>
          </table:table-cell>
          <table:table-cell table:number-columns-repeated="1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1155">
            <text:p>1155</text:p>
          </table:table-cell>
          <table:table-cell table:formula="of:=1386-[.$B$44]*([.A52]-1)" office:value-type="float" office:value="1232">
            <text:p>1232.000</text:p>
          </table:table-cell>
          <table:table-cell table:style-name="ce1" table:formula="of:=500/([.B52]+100)" office:value-type="float" office:value="0.398406374501992">
            <text:p>0.398</text:p>
          </table:table-cell>
          <table:table-cell table:number-columns-repeated="1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112">
            <text:p>1112</text:p>
          </table:table-cell>
          <table:table-cell table:formula="of:=1386-[.$B$44]*([.A53]-1)" office:value-type="float" office:value="1176">
            <text:p>1176.000</text:p>
          </table:table-cell>
          <table:table-cell table:style-name="ce1" table:formula="of:=500/([.B53]+100)" office:value-type="float" office:value="0.412541254125413">
            <text:p>0.413</text:p>
          </table:table-cell>
          <table:table-cell table:number-columns-repeated="12"/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1036">
            <text:p>1036</text:p>
          </table:table-cell>
          <table:table-cell table:formula="of:=1386-[.$B$44]*([.A54]-1)" office:value-type="float" office:value="1099">
            <text:p>1099.000</text:p>
          </table:table-cell>
          <table:table-cell table:style-name="ce1" table:formula="of:=500/([.B54]+100)" office:value-type="float" office:value="0.440140845070423">
            <text:p>0.440</text:p>
          </table:table-cell>
          <table:table-cell table:number-columns-repeated="12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953">
            <text:p>953</text:p>
          </table:table-cell>
          <table:table-cell table:formula="of:=1386-[.$B$44]*([.A55]-1)" office:value-type="float" office:value="1022">
            <text:p>1022.000</text:p>
          </table:table-cell>
          <table:table-cell table:style-name="ce1" table:formula="of:=500/([.B55]+100)" office:value-type="float" office:value="0.474833808167142">
            <text:p>0.475</text:p>
          </table:table-cell>
          <table:table-cell table:number-columns-repeated="12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872">
            <text:p>872</text:p>
          </table:table-cell>
          <table:table-cell table:formula="of:=1386-[.$B$44]*([.A56]-1)" office:value-type="float" office:value="938">
            <text:p>938.000</text:p>
          </table:table-cell>
          <table:table-cell table:style-name="ce1" table:formula="of:=500/([.B56]+100)" office:value-type="float" office:value="0.51440329218107">
            <text:p>0.514</text:p>
          </table:table-cell>
          <table:table-cell table:number-columns-repeated="12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823">
            <text:p>823</text:p>
          </table:table-cell>
          <table:table-cell table:formula="of:=1386-[.$B$44]*([.A57]-1)" office:value-type="float" office:value="882">
            <text:p>882.000</text:p>
          </table:table-cell>
          <table:table-cell table:style-name="ce1" table:formula="of:=500/([.B57]+100)" office:value-type="float" office:value="0.541711809317443">
            <text:p>0.542</text:p>
          </table:table-cell>
          <table:table-cell table:number-columns-repeated="12"/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757">
            <text:p>757</text:p>
          </table:table-cell>
          <table:table-cell table:formula="of:=1386-[.$B$44]*([.A58]-1)" office:value-type="float" office:value="805">
            <text:p>805.000</text:p>
          </table:table-cell>
          <table:table-cell table:style-name="ce1" table:formula="of:=500/([.B58]+100)" office:value-type="float" office:value="0.58343057176196">
            <text:p>0.583</text:p>
          </table:table-cell>
          <table:table-cell table:number-columns-repeated="12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654">
            <text:p>654</text:p>
          </table:table-cell>
          <table:table-cell table:formula="of:=1386-[.$B$44]*([.A59]-1)" office:value-type="float" office:value="714">
            <text:p>714.000</text:p>
          </table:table-cell>
          <table:table-cell table:style-name="ce1" table:formula="of:=500/([.B59]+100)" office:value-type="float" office:value="0.663129973474801">
            <text:p>0.663</text:p>
          </table:table-cell>
          <table:table-cell table:number-columns-repeated="12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590">
            <text:p>590</text:p>
          </table:table-cell>
          <table:table-cell table:formula="of:=1386-[.$B$44]*([.A60]-1)" office:value-type="float" office:value="644">
            <text:p>644.000</text:p>
          </table:table-cell>
          <table:table-cell table:style-name="ce1" table:formula="of:=500/([.B60]+100)" office:value-type="float" office:value="0.72463768115942">
            <text:p>0.725</text:p>
          </table:table-cell>
          <table:table-cell table:number-columns-repeated="12"/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563">
            <text:p>563</text:p>
          </table:table-cell>
          <table:table-cell table:formula="of:=1386-[.$B$44]*([.A61]-1)" office:value-type="float" office:value="581">
            <text:p>581.000</text:p>
          </table:table-cell>
          <table:table-cell table:style-name="ce1" table:formula="of:=500/([.B61]+100)" office:value-type="float" office:value="0.754147812971342">
            <text:p>0.754</text:p>
          </table:table-cell>
          <table:table-cell table:number-columns-repeated="12"/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511">
            <text:p>511</text:p>
          </table:table-cell>
          <table:table-cell table:formula="of:=1386-[.$B$44]*([.A62]-1)" office:value-type="float" office:value="511">
            <text:p>511.000</text:p>
          </table:table-cell>
          <table:table-cell table:style-name="ce1" table:formula="of:=500/([.B62]+100)" office:value-type="float" office:value="0.818330605564648">
            <text:p>0.818</text:p>
          </table:table-cell>
          <table:table-cell table:number-columns-repeated="12"/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457">
            <text:p>457</text:p>
          </table:table-cell>
          <table:table-cell table:formula="of:=1386-[.$B$44]*([.A63]-1)" office:value-type="float" office:value="441">
            <text:p>441.000</text:p>
          </table:table-cell>
          <table:table-cell table:style-name="ce1" table:formula="of:=500/([.B63]+100)" office:value-type="float" office:value="0.897666068222621">
            <text:p>0.898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table:formula="of:=1386-[.$B$44]*([.A64]-1)" office:value-type="float" office:value="406">
            <text:p>406.000</text:p>
          </table:table-cell>
          <table:table-cell table:style-name="ce1" table:formula="of:=500/([.B64]+100)" office:value-type="float" office:value="0.932835820895522">
            <text:p>0.933</text:p>
          </table:table-cell>
          <table:table-cell table:number-columns-repeated="12"/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400">
            <text:p>400</text:p>
          </table:table-cell>
          <table:table-cell table:formula="of:=1386-[.$B$44]*([.A65]-1)" office:value-type="float" office:value="385">
            <text:p>385.000</text:p>
          </table:table-cell>
          <table:table-cell table:style-name="ce1" table:formula="of:=500/([.B65]+100)" office:value-type="float" office:value="1">
            <text:p>1.000</text:p>
          </table:table-cell>
          <table:table-cell table:number-columns-repeated="12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390">
            <text:p>390</text:p>
          </table:table-cell>
          <table:table-cell table:formula="of:=1386-[.$B$44]*([.A66]-1)" office:value-type="float" office:value="364">
            <text:p>364.000</text:p>
          </table:table-cell>
          <table:table-cell table:style-name="ce1" table:formula="of:=500/([.B66]+100)" office:value-type="float" office:value="1.02040816326531">
            <text:p>1.020</text:p>
          </table:table-cell>
          <table:table-cell table:number-columns-repeated="12"/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388">
            <text:p>388</text:p>
          </table:table-cell>
          <table:table-cell table:formula="of:=1386-[.$B$44]*([.A67]-1)" office:value-type="float" office:value="336">
            <text:p>336.000</text:p>
          </table:table-cell>
          <table:table-cell table:style-name="ce1" table:formula="of:=500/([.B67]+100)" office:value-type="float" office:value="1.02459016393443">
            <text:p>1.025</text:p>
          </table:table-cell>
          <table:table-cell table:number-columns-repeated="12"/>
        </table:table-row>
        <table:table-row table:style-name="ro1" table:number-rows-repeated="104850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1:Sheet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0">08/30/2020</text:date>, <text:time>21:2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3:16:32.89</meta:creation-date>
    <dc:date>2020-08-30T21:22:41.13</dc:date>
    <meta:editing-duration>PT6H56M20S</meta:editing-duration>
    <meta:editing-cycles>6</meta:editing-cycles>
    <meta:generator>OpenOffice/4.1.5$Win32 OpenOffice.org_project/415m1$Build-9789</meta:generator>
    <dc:creator>R Berliner</dc:creator>
    <meta:document-statistic meta:table-count="3" meta:cell-count="2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17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298cm" xlink:href=".." xlink:type="simple" chart:class="chart:scatter" chart:style-name="ch1">
        <chart:legend chart:legend-position="end" svg:x="12.41cm" svg:y="3.313cm" style:legend-expansion="high" chart:style-name="ch2"/>
        <chart:plot-area chart:style-name="ch3" table:cell-range-address="Sheet1.B1:Sheet1.C20 Sheet1.A2:Sheet1.A20" chart:data-source-has-labels="row" svg:x="0.714cm" svg:y="0.72cm" svg:width="13.176cm" svg:height="7.024cm">
          <chartooo:coordinate-region svg:x="1.15cm" svg:y="0.932cm" svg:width="12.368cm" svg:height="6.1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0" chart:label-cell-address="Sheet1.B1:Sheet1.B1" chart:class="chart:scatter">
            <chart:domain table:cell-range-address="Sheet1.B2:Sheet1.B20"/>
            <chart:data-point chart:repeated="19"/>
          </chart:series>
          <chart:series chart:style-name="ch7" chart:values-cell-range-address="Sheet1.C2:Sheet1.C20" chart:label-cell-address="Sheet1.C1:Sheet1.C1" chart:class="chart:scatter">
            <chart:regression-curve chart:style-name="ch8">
              <chart:equation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w</text:p>
                <draw:g>
                  <svg:desc>Sheet1.B1:Sheet1.B1</svg:desc>
                </draw:g>
              </table:table-cell>
              <table:table-cell office:value-type="string">
                <text:p>Milo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1.B2:Sheet1.B20</svg:desc>
                </draw:g>
              </table:table-cell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0">
                <text:p>0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">
                <text:p>34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">
                <text:p>367</text:p>
              </table:table-cell>
              <table:table-cell office:value-type="float" office:value="1.1">
                <text:p>1.1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1">
                <text:p>391</text:p>
              </table:table-cell>
              <table:table-cell office:value-type="float" office:value="1.6">
                <text:p>1.6</text:p>
              </table:table-cell>
              <table:table-cell office:value-type="float" office:value="0.497777777777777">
                <text:p>0.497777777777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">
                <text:p>417</text:p>
              </table:table-cell>
              <table:table-cell office:value-type="float" office:value="2.1">
                <text:p>2.1</text:p>
              </table:table-cell>
              <table:table-cell office:value-type="float" office:value="0.805925925925926">
                <text:p>0.805925925925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">
                <text:p>441</text:p>
              </table:table-cell>
              <table:table-cell office:value-type="float" office:value="2.5">
                <text:p>2.5</text:p>
              </table:table-cell>
              <table:table-cell office:value-type="float" office:value="1.09037037037037">
                <text:p>1.0903703703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1">
                <text:p>471</text:p>
              </table:table-cell>
              <table:table-cell office:value-type="float" office:value="3">
                <text:p>3</text:p>
              </table:table-cell>
              <table:table-cell office:value-type="float" office:value="1.44592592592593">
                <text:p>1.44592592592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9">
                <text:p>499</text:p>
              </table:table-cell>
              <table:table-cell office:value-type="float" office:value="3.5">
                <text:p>3.5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8">
                <text:p>528</text:p>
              </table:table-cell>
              <table:table-cell office:value-type="float" office:value="3.9">
                <text:p>3.9</text:p>
              </table:table-cell>
              <table:table-cell office:value-type="float" office:value="2.12148148148148">
                <text:p>2.12148148148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5">
                <text:p>565</text:p>
              </table:table-cell>
              <table:table-cell office:value-type="float" office:value="4.45">
                <text:p>4.45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2">
                <text:p>612</text:p>
              </table:table-cell>
              <table:table-cell office:value-type="float" office:value="5">
                <text:p>5</text:p>
              </table:table-cell>
              <table:table-cell office:value-type="float" office:value="3.11703703703704">
                <text:p>3.11703703703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2">
                <text:p>692</text:p>
              </table:table-cell>
              <table:table-cell office:value-type="float" office:value="5.55">
                <text:p>5.55</text:p>
              </table:table-cell>
              <table:table-cell office:value-type="float" office:value="4.06518518518519">
                <text:p>4.06518518518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4">
                <text:p>734</text:p>
              </table:table-cell>
              <table:table-cell office:value-type="float" office:value="6.1">
                <text:p>6.1</text:p>
              </table:table-cell>
              <table:table-cell office:value-type="float" office:value="4.56296296296296">
                <text:p>4.56296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8">
                <text:p>788</text:p>
              </table:table-cell>
              <table:table-cell office:value-type="float" office:value="6.6">
                <text:p>6.6</text:p>
              </table:table-cell>
              <table:table-cell office:value-type="float" office:value="5.20296296296296">
                <text:p>5.20296296296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5">
                <text:p>825</text:p>
              </table:table-cell>
              <table:table-cell office:value-type="float" office:value="6.8">
                <text:p>6.8</text:p>
              </table:table-cell>
              <table:table-cell office:value-type="float" office:value="5.64148148148148">
                <text:p>5.64148148148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9">
                <text:p>859</text:p>
              </table:table-cell>
              <table:table-cell office:value-type="float" office:value="7.1">
                <text:p>7.1</text:p>
              </table:table-cell>
              <table:table-cell office:value-type="float" office:value="6.04444444444444">
                <text:p>6.0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5">
                <text:p>965</text:p>
              </table:table-cell>
              <table:table-cell office:value-type="float" office:value="7.8">
                <text:p>7.8</text:p>
              </table:table-cell>
              <table:table-cell office:value-type="float" office:value="7.30074074074074">
                <text:p>7.30074074074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4">
                <text:p>102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7cm" xlink:href=".." xlink:type="simple" chart:class="chart:scatter" chart:style-name="ch1">
        <chart:title svg:x="5.907cm" svg:y="0.315cm" chart:style-name="ch2">
          <text:p>Milone Depth Sensor</text:p>
        </chart:title>
        <chart:subtitle svg:x="6.065cm" svg:y="1.273cm" chart:style-name="ch3">
          <text:p>100 Ohm Ref resistor</text:p>
        </chart:subtitle>
        <chart:legend svg:x="1.84cm" svg:y="1.303cm" style:legend-expansion="custom" chartooo:width="2.557cm" chartooo:height="1.144cm" style:legend-expansion-aspect-ratio="2.23513986013986" chart:style-name="ch4"/>
        <chart:plot-area chart:style-name="ch5" table:cell-range-address="Sheet1.B22:Sheet1.B39 Sheet1.A23:Sheet1.A39 Sheet1.C22:Sheet1.C22" chart:data-source-has-labels="row" svg:x="1.131cm" svg:y="0.771cm" svg:width="13.176cm" svg:height="7.532cm">
          <chartooo:coordinate-region svg:x="1.567cm" svg:y="0.983cm" svg:width="12.368cm" svg:height="6.647cm"/>
          <chart:axis chart:dimension="x" chart:name="primary-x" chart:style-name="ch6">
            <chart:title svg:x="6.934cm" svg:y="8.4cm" chart:style-name="ch7">
              <text:p>millli-volts</text:p>
            </chart:title>
          </chart:axis>
          <chart:axis chart:dimension="y" chart:name="primary-y" chart:style-name="ch6">
            <chart:title svg:x="0.224cm" svg:y="5.031cm" chart:style-name="ch8">
              <text:p>Depth</text:p>
            </chart:title>
            <chart:grid chart:style-name="ch9" chart:class="major"/>
          </chart:axis>
          <chart:series chart:style-name="ch10" chart:values-cell-range-address="Sheet1.A23:Sheet1.A39" chart:label-cell-address="Sheet1.B22:Sheet1.B22" chart:class="chart:scatter">
            <chart:domain table:cell-range-address="Sheet1.B23:Sheet1.B39"/>
            <chart:data-point chart:repeated="17"/>
          </chart:series>
          <chart:series chart:style-name="ch11" chart:values-cell-range-address="Sheet1.A23:Sheet1.A39" chart:label-cell-address="Sheet1.C22:Sheet1.C22" chart:class="chart:scatter">
            <chart:domain table:cell-range-address="Sheet1.C23:Sheet1.C39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</text:p>
                <draw:g>
                  <svg:desc>Sheet1.B22:Sheet1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DC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1">
                <text:p>331</text:p>
                <draw:g>
                  <svg:desc>Sheet1.B23:Sheet1.B39</svg:desc>
                </draw:g>
              </table:table-cell>
              <table:table-cell office:value-type="float" office:value="0">
                <text:p>0</text:p>
                <draw:g>
                  <svg:desc>Sheet1.A23:Sheet1.A39</svg:desc>
                </draw:g>
              </table:table-cell>
              <table:table-cell office:value-type="float" office:value="350">
                <text:p>350</text:p>
                <draw:g>
                  <svg:desc>Sheet1.C23:Sheet1.C39</svg:desc>
                </draw:g>
              </table:table-cell>
              <table:table-cell office:value-type="float" office:value="0">
                <text:p>0</text:p>
                <draw:g>
                  <svg:desc>Sheet1.A23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">
                <text:p>331</text:p>
              </table:table-cell>
              <table:table-cell office:value-type="float" office:value="0.3">
                <text:p>0.3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">
                <text:p>331</text:p>
              </table:table-cell>
              <table:table-cell office:value-type="float" office:value="0.8">
                <text:p>0.8</text:p>
              </table:table-cell>
              <table:table-cell office:value-type="float" office:value="350">
                <text:p>3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">
                <text:p>331</text:p>
              </table:table-cell>
              <table:table-cell office:value-type="float" office:value="1.2">
                <text:p>1.2</text:p>
              </table:table-cell>
              <table:table-cell office:value-type="float" office:value="350">
                <text:p>35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">
                <text:p>371</text:p>
              </table:table-cell>
              <table:table-cell office:value-type="float" office:value="1.7">
                <text:p>1.7</text:p>
              </table:table-cell>
              <table:table-cell office:value-type="float" office:value="390">
                <text:p>39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8">
                <text:p>398</text:p>
              </table:table-cell>
              <table:table-cell office:value-type="float" office:value="2.1">
                <text:p>2.1</text:p>
              </table:table-cell>
              <table:table-cell office:value-type="float" office:value="419">
                <text:p>41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">
                <text:p>419</text:p>
              </table:table-cell>
              <table:table-cell office:value-type="float" office:value="2.7">
                <text:p>2.7</text:p>
              </table:table-cell>
              <table:table-cell office:value-type="float" office:value="442">
                <text:p>44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">
                <text:p>452</text:p>
              </table:table-cell>
              <table:table-cell office:value-type="float" office:value="3.3">
                <text:p>3.3</text:p>
              </table:table-cell>
              <table:table-cell office:value-type="float" office:value="477">
                <text:p>47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7">
                <text:p>487</text:p>
              </table:table-cell>
              <table:table-cell office:value-type="float" office:value="3.8">
                <text:p>3.8</text:p>
              </table:table-cell>
              <table:table-cell office:value-type="float" office:value="514">
                <text:p>51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1">
                <text:p>521</text:p>
              </table:table-cell>
              <table:table-cell office:value-type="float" office:value="4.4">
                <text:p>4.4</text:p>
              </table:table-cell>
              <table:table-cell office:value-type="float" office:value="553">
                <text:p>55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0">
                <text:p>580</text:p>
              </table:table-cell>
              <table:table-cell office:value-type="float" office:value="5">
                <text:p>5</text:p>
              </table:table-cell>
              <table:table-cell office:value-type="float" office:value="608">
                <text:p>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">
                <text:p>656</text:p>
              </table:table-cell>
              <table:table-cell office:value-type="float" office:value="5.6">
                <text:p>5.6</text:p>
              </table:table-cell>
              <table:table-cell office:value-type="float" office:value="687">
                <text:p>68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4">
                <text:p>714</text:p>
              </table:table-cell>
              <table:table-cell office:value-type="float" office:value="6.2">
                <text:p>6.2</text:p>
              </table:table-cell>
              <table:table-cell office:value-type="float" office:value="750">
                <text:p>75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0">
                <text:p>770</text:p>
              </table:table-cell>
              <table:table-cell office:value-type="float" office:value="6.75">
                <text:p>6.75</text:p>
              </table:table-cell>
              <table:table-cell office:value-type="float" office:value="807">
                <text:p>80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0">
                <text:p>820</text:p>
              </table:table-cell>
              <table:table-cell office:value-type="float" office:value="7.35">
                <text:p>7.35</text:p>
              </table:table-cell>
              <table:table-cell office:value-type="float" office:value="859">
                <text:p>85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4">
                <text:p>934</text:p>
              </table:table-cell>
              <table:table-cell office:value-type="float" office:value="7.9">
                <text:p>7.9</text:p>
              </table:table-cell>
              <table:table-cell office:value-type="float" office:value="979">
                <text:p>97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9">
                <text:p>999</text:p>
              </table:table-cell>
              <table:table-cell office:value-type="float" office:value="8.1">
                <text:p>8.1</text:p>
              </table:table-cell>
              <table:table-cell office:value-type="float" office:value="1024">
                <text:p>1024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14cm" svg:height="9.004cm" xlink:href=".." xlink:type="simple" chart:class="chart:scatter" chart:style-name="ch1">
        <chart:title svg:x="5.361cm" svg:y="0.316cm" chart:style-name="ch2">
          <text:p>Sensor Resistance</text:p>
        </chart:title>
        <chart:legend svg:x="9.096cm" svg:y="2.397cm" style:legend-expansion="custom" chartooo:width="1.471cm" chartooo:height="1.148cm" style:legend-expansion-aspect-ratio="1.28135888501742" chart:style-name="ch3"/>
        <chart:plot-area chart:style-name="ch4" table:cell-range-address="Sheet1.A46:Sheet1.C67 Sheet1.B45:Sheet1.C45" chart:data-source-has-labels="row" svg:x="1.327cm" svg:y="1.634cm" svg:width="12.353cm" svg:height="6.18cm">
          <chartooo:coordinate-region svg:x="2.319cm" svg:y="1.846cm" svg:width="11.267cm" svg:height="5.295cm"/>
          <chart:axis chart:dimension="x" chart:name="primary-x" chart:style-name="ch5">
            <chart:title svg:x="6.956cm" svg:y="7.995cm" chart:style-name="ch6">
              <text:p>Inches</text:p>
            </chart:title>
          </chart:axis>
          <chart:axis chart:dimension="y" chart:name="primary-y" chart:style-name="ch5">
            <chart:title svg:x="0.45cm" svg:y="5.482cm" chart:style-name="ch7">
              <text:p>R - Ohms</text:p>
            </chart:title>
            <chart:grid chart:style-name="ch8" chart:class="major"/>
          </chart:axis>
          <chart:series chart:style-name="ch9" chart:values-cell-range-address="Sheet1.B46:Sheet1.B67" chart:label-cell-address="Sheet1.B45:Sheet1.B45" chart:class="chart:scatter">
            <chart:domain table:cell-range-address="Sheet1.A46:Sheet1.A67"/>
            <chart:data-point chart:repeated="22"/>
          </chart:series>
          <chart:series chart:style-name="ch10" chart:values-cell-range-address="Sheet1.C46:Sheet1.C67" chart:label-cell-address="Sheet1.C45:Sheet1.C45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 </text:p>
                <draw:g>
                  <svg:desc>Sheet1.B45:Sheet1.B45</svg:desc>
                </draw:g>
              </table:table-cell>
              <table:table-cell office:value-type="string">
                <text:p>Model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6:Sheet1.A67</svg:desc>
                </draw:g>
              </table:table-cell>
              <table:table-cell office:value-type="float" office:value="1386">
                <text:p>1386</text:p>
                <draw:g>
                  <svg:desc>Sheet1.B46:Sheet1.B67</svg:desc>
                </draw:g>
              </table:table-cell>
              <table:table-cell office:value-type="float" office:value="NaN">
                <text:p>NaN</text:p>
                <draw:g>
                  <svg:desc>Sheet1.C46:Sheet1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87.4">
                <text:p>1387.4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1329">
                <text:p>1329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1221">
                <text:p>122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1155">
                <text:p>1155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112">
                <text:p>111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5">
                <text:p>3.05</text:p>
              </table:table-cell>
              <table:table-cell office:value-type="float" office:value="1036">
                <text:p>103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953">
                <text:p>95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">
                <text:p>4.2</text:p>
              </table:table-cell>
              <table:table-cell office:value-type="float" office:value="872">
                <text:p>872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">
                <text:p>4.6</text:p>
              </table:table-cell>
              <table:table-cell office:value-type="float" office:value="823">
                <text:p>823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5">
                <text:p>5.15</text:p>
              </table:table-cell>
              <table:table-cell office:value-type="float" office:value="757">
                <text:p>75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">
                <text:p>5.8</text:p>
              </table:table-cell>
              <table:table-cell office:value-type="float" office:value="654">
                <text:p>6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">
                <text:p>6.3</text:p>
              </table:table-cell>
              <table:table-cell office:value-type="float" office:value="590">
                <text:p>59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563">
                <text:p>56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5">
                <text:p>7.25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75">
                <text:p>7.75</text:p>
              </table:table-cell>
              <table:table-cell office:value-type="float" office:value="457">
                <text:p>45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436">
                <text:p>43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15">
                <text:p>8.15</text:p>
              </table:table-cell>
              <table:table-cell office:value-type="float" office:value="400">
                <text:p>4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">
                <text:p>8.3</text:p>
              </table:table-cell>
              <table:table-cell office:value-type="float" office:value="390">
                <text:p>39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">
                <text:p>8.5</text:p>
              </table:table-cell>
              <table:table-cell office:value-type="float" office:value="388">
                <text:p>388</text:p>
              </table:table-cell>
              <table:table-cell office:value-type="float" office:value="336">
                <text:p>3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17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02cm" svg:y="0.316cm" chart:style-name="ch2">
          <text:p>Calc Voltage across 100 Ohm Ref Resistor</text:p>
        </chart:title>
        <chart:legend svg:x="1.703cm" svg:y="1.436cm" style:legend-expansion="custom" chartooo:width="2.503cm" chartooo:height="0.624cm" style:legend-expansion-aspect-ratio="4.01121794871795" chart:style-name="ch3"/>
        <chart:plot-area chart:style-name="ch4" table:cell-range-address="Sheet1.D45:Sheet1.D67 Sheet1.A46:Sheet1.A67" chart:data-source-has-labels="row" svg:x="0.585cm" svg:y="0.853cm" svg:width="14.873cm" svg:height="7.545cm">
          <chartooo:coordinate-region svg:x="1.206cm" svg:y="1.066cm" svg:width="13.734cm" svg:height="6.659cm"/>
          <chart:axis chart:dimension="x" chart:name="primary-x" chart:style-name="ch5">
            <chart:title svg:x="7.607cm" svg:y="8.413cm" chart:style-name="ch6">
              <text:p>Volts</text:p>
            </chart:title>
          </chart:axis>
          <chart:axis chart:dimension="y" chart:name="primary-y" chart:style-name="ch7">
            <chart:title svg:x="0.001cm" svg:y="5.172cm" chart:style-name="ch8">
              <text:p>Inches</text:p>
            </chart:title>
            <chart:grid chart:style-name="ch9" chart:class="major"/>
          </chart:axis>
          <chart:series chart:style-name="ch10" chart:values-cell-range-address="Sheet1.A46:Sheet1.A67" chart:label-cell-address="Sheet1.D45:Sheet1.D45" chart:class="chart:scatter">
            <chart:domain table:cell-range-address="Sheet1.D46:Sheet1.D67"/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  <draw:g>
                  <svg:desc>Sheet1.D45:Sheet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46:Sheet1.D67</svg:desc>
                </draw:g>
              </table:table-cell>
              <table:table-cell office:value-type="float" office:value="0">
                <text:p>0</text:p>
                <draw:g>
                  <svg:desc>Sheet1.A46:Sheet1.A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